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6cm" fo:min-width="4.58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39cm" fo:min-width="5.217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38cm" fo:min-width="5.217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2.676cm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1.0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4cm"/>
      <style:paragraph-properties style:writing-mode="lr-tb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656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082cm" svg:height="1.906cm" svg:x="6.399cm" svg:y="1.318cm">
          <text:p text:style-name="P1">kie-maven-plugi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17cm" svg:height="1.589cm" svg:x="6.397cm" svg:y="4.81cm">
          <text:p text:style-name="P1">Compilation-manage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.937cm" svg:y1="3.222cm" svg:x2="8.937cm" svg:y2="4.81cm">
          <text:p/>
        </draw:line>
        <draw:frame draw:style-name="gr4" draw:text-style-name="P4" draw:layer="layout" svg:width="3.494cm" svg:height="0.963cm" svg:x="9.255cm" svg:y="3.529cm">
          <draw:text-box>
            <text:p text:style-name="P3">Model</text:p>
          </draw:text-box>
        </draw:frame>
        <draw:custom-shape draw:style-name="gr5" draw:text-style-name="P1" draw:layer="layout" svg:width="5.717cm" svg:height="1.588cm" svg:x="6.397cm" svg:y="8.302cm">
          <text:p text:style-name="P1">engine-compiler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937cm" svg:y1="6.396cm" svg:x2="8.937cm" svg:y2="8.302cm">
          <text:p/>
        </draw:line>
        <draw:custom-shape draw:style-name="gr7" draw:text-style-name="P1" xml:id="id1" draw:id="id1" draw:layer="layout" svg:width="6.352cm" svg:height="3.812cm" svg:x="5.762cm" svg:y="11.795cm">
          <text:p text:style-name="P1">Compiled class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2" draw:layer="layout" svg:x1="8.937cm" svg:y1="9.889cm" svg:x2="8.937cm" svg:y2="11.795cm">
          <text:p/>
        </draw:line>
        <draw:frame draw:style-name="gr4" draw:text-style-name="P4" draw:layer="layout" svg:width="2.541cm" svg:height="0.963cm" svg:x="9.254cm" svg:y="10.207cm">
          <draw:text-box>
            <text:p text:style-name="P3">Output</text:p>
          </draw:text-box>
        </draw:frame>
        <draw:connector draw:style-name="gr9" draw:text-style-name="P2" draw:layer="layout" draw:line-skew="-3.627cm" svg:x1="5.762cm" svg:y1="13.701cm" svg:x2="6.399cm" svg:y2="2.271cm" draw:start-shape="id1" draw:start-glue-point="5" draw:end-shape="id2" svg:d="M5762 13701h-4128v-11430h4765" svg:viewBox="0 0 4766 11431">
          <text:p/>
        </draw:connector>
        <draw:frame draw:style-name="gr10" draw:text-style-name="P4" draw:layer="layout" svg:width="1.535cm" svg:height="0.963cm" svg:x="2.64cm" svg:y="13.698cm">
          <draw:text-box>
            <text:p text:style-name="P3">Yes</text:p>
          </draw:text-box>
        </draw:frame>
        <draw:frame draw:style-name="gr11" draw:text-style-name="P4" draw:layer="layout" svg:width="3.176cm" svg:height="1.674cm" svg:x="9.254cm" svg:y="6.628cm">
          <draw:text-box>
            <text:p text:style-name="P3">Matching engine</text:p>
          </draw:text-box>
        </draw:frame>
        <draw:connector draw:style-name="gr12" draw:text-style-name="P2" draw:layer="layout" draw:line-skew="6.8cm" svg:x1="12.114cm" svg:y1="13.701cm" svg:x2="12.114cm" svg:y2="5.604cm" draw:start-shape="id1" draw:start-glue-point="7" draw:end-shape="id3" svg:d="M12114 13701h7302v-8097h-7302" svg:viewBox="0 0 7303 8098">
          <text:p/>
        </draw:connector>
        <draw:frame draw:style-name="gr4" draw:text-style-name="P4" draw:layer="layout" svg:width="2.224cm" svg:height="0.963cm" svg:x="13.068cm" svg:y="13.707cm">
          <draw:text-box>
            <text:p text:style-name="P3">No</text:p>
          </draw:text-box>
        </draw:frame>
        <draw:frame draw:style-name="gr13" draw:text-style-name="P4" draw:layer="layout" svg:width="4.129cm" svg:height="1.906cm" svg:x="14.97cm" svg:y="12.112cm">
          <draw:text-box>
            <text:p text:style-name="P3">Intermediate artifac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17.0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3T10:45:55.961137421</meta:creation-date>
    <dc:date>2022-05-03T11:49:30.043276988</dc:date>
    <meta:editing-duration>PT13M22S</meta:editing-duration>
    <meta:editing-cycles>2</meta:editing-cycles>
    <meta:generator>LibreOffice/7.3.2.2$Linux_X86_64 LibreOffice_project/49f2b1bff42cfccbd8f788c8dc32c1c309559be0</meta:generator>
    <meta:document-statistic meta:object-count="15"/>
  </office:meta>
</office:document-meta>
</file>